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Обычный" style:master-page-name="MP0">
      <style:paragraph-properties fo:text-align="center" style:justify-single-word="false" style:page-number="auto" fo:break-before="page"/>
    </style:style>
    <style:style style:name="P2" style:family="paragraph" style:parent-style-name="Обычный">
      <style:paragraph-properties fo:text-align="center" style:justify-single-word="false"/>
      <style:text-properties fo:color="#000000" loext:opacity="100%" style:font-name="Arial" fo:font-size="10pt" style:font-name-asian="Arial" style:font-size-asian="10pt" style:font-name-complex="Arial" style:font-size-complex="10pt"/>
    </style:style>
    <style:style style:name="P3" style:family="paragraph" style:parent-style-name="Обычный">
      <style:paragraph-properties fo:text-align="center" style:justify-single-word="false"/>
    </style:style>
    <style:style style:name="P4" style:family="paragraph" style:parent-style-name="Обычный">
      <style:paragraph-properties fo:text-align="center" style:justify-single-word="false"/>
      <style:text-properties fo:color="#000000" loext:opacity="100%" fo:font-size="18pt" style:font-name-asian="Times New Roman" style:font-size-asian="18pt" style:font-name-complex="Times New Roman" style:font-size-complex="18pt"/>
    </style:style>
    <style:style style:name="P5" style:family="paragraph" style:parent-style-name="Обычный">
      <style:paragraph-properties fo:text-align="center" style:justify-single-word="false"/>
      <style:text-properties fo:color="#000000" loext:opacity="100%" fo:font-size="18pt" fo:language="uk" fo:country="UA" style:font-name-asian="Times New Roman" style:font-size-asian="18pt" style:font-name-complex="Times New Roman" style:font-size-complex="18pt"/>
    </style:style>
    <style:style style:name="P6" style:family="paragraph" style:parent-style-name="Обычный">
      <style:paragraph-properties fo:text-align="justify" style:justify-single-word="false"/>
      <style:text-properties fo:color="#000000" loext:opacity="100%" style:font-name="Arial" fo:font-size="10pt" style:font-name-asian="Arial" style:font-size-asian="10pt" style:font-name-complex="Arial" style:font-size-complex="10pt"/>
    </style:style>
    <style:style style:name="P7" style:family="paragraph" style:parent-style-name="Обычный">
      <style:paragraph-properties fo:break-before="page"/>
    </style:style>
    <style:style style:name="P8" style:family="paragraph" style:parent-style-name="Обычный">
      <style:text-properties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>
      <style:text-properties fo:font-size="16pt" style:font-size-asian="16pt" style:font-size-complex="16pt"/>
    </style:style>
    <style:style style:name="P10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text-properties officeooo:rsid="0011e29a" officeooo:paragraph-rsid="0011e29a"/>
    </style:style>
    <style:style style:name="P12" style:family="paragraph" style:parent-style-name="Standard">
      <style:text-properties officeooo:paragraph-rsid="00133805"/>
    </style:style>
    <style:style style:name="P13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14" style:family="paragraph" style:parent-style-name="Обычный">
      <style:text-properties fo:color="#000000" loext:opacity="100%" style:font-name-asian="Times New Roman" style:font-name-complex="Times New Roman"/>
    </style:style>
    <style:style style:name="T1" style:family="text">
      <style:text-properties fo:color="#000000" loext:opacity="100%" fo:font-size="18pt" fo:language="uk" fo:country="UA" style:font-name-asian="Times New Roman" style:font-size-asian="18pt" style:font-name-complex="Times New Roman" style:font-size-complex="18pt"/>
    </style:style>
    <style:style style:name="T2" style:family="text">
      <style:text-properties officeooo:rsid="0011e29a"/>
    </style:style>
    <style:style style:name="T3" style:family="text">
      <style:text-properties officeooo:rsid="00133805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Основной_20_шрифт_20_абзаца"><text:span text:style-name="T1">Шадринский государственный педагогический университет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Основной_20_шрифт_20_абзаца"><text:span text:style-name="T1">ФотоКонвертор</text:span></text:span></text:p>
      <text:p text:style-name="P4"/>
      <text:p text:style-name="P5">Руководство программиста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pan text:style-name="Основной_20_шрифт_20_абзаца"><text:span text:style-name="T1">г. Шадринск</text:span></text:span></text:p>
      <text:p text:style-name="P3"><text:span text:style-name="Основной_20_шрифт_20_абзаца"><text:span text:style-name="T1">2025 г</text:span></text:span></text:p>
      <text:p text:style-name="P7"/>
      <text:p text:style-name="P8">intex.html</text:p>
      <text:p text:style-name="P9"/>
      <text:p text:style-name="P10">Описание</text:p>
      <text:p text:style-name="Standard">На странице пользователь может выбрать файл, целевой формат из предложенного списка и конфигураци<text:span text:style-name="T2">ю</text:span> конвер<text:span text:style-name="T2">тирования</text:span>, и сконвертировать файл.</text:p>
      <text:p text:style-name="P11">Конфигурация конвертирования доступны не для всех форматов.</text:p>
      <text:p text:style-name="P10"/>
      <text:p text:style-name="P10">Работа программы</text:p>
      <text:p text:style-name="Standard"><text:span text:style-name="T2">Страница содержит документ в html формате со ставками на языке программирования javaSсript.</text:span> На странице отобража<text:span text:style-name="T2">ют</text:span>ся: поле выбора файлов, выпадающий список с целевыми форматами, а имена: jpeg, jpg, gif, png, tif, bmp, eps, ai, psd, raw, webp, heic, hdr, dng, indd, xcf, cdr, tga и pdf, кнопка отправки.</text:p>
      <text:p text:style-name="Standard"/>
      <text:p text:style-name="Standard"><text:span text:style-name="T2">Программа</text:span> отслеживает, когда нажимают на выпадающий список, какой выбран целевой формат. Если выбран pdf, то будет отображено параметры для конвертации, в котором входит: поле для чисел, которое обозначает разрешение pdf, слайдер с качеством сжатия от 1 до 100, выпадающий список с методами сжатиями, а имена: none, jpeg, zip, lzw, ple, fax и group4, чекбокс для черно-белого изображения. <text:span text:style-name="T2">В пр</text:span>отивном случ<text:span text:style-name="T2">ае</text:span> параметры не отображается.</text:p>
      <text:p text:style-name="Standard"/>
      <text:p text:style-name="Standard">Передача и приём дынных реализована формате json.</text:p>
      <text:p text:style-name="Standard"/>
      <text:p text:style-name="Standard">При нажатии кнопки отправки <text:span text:style-name="T2">программа</text:span> проверяет наличие файла, если файл отсутствует, то отобразит сообщение об отсутствие файла. <text:span text:style-name="T2">В и</text:span>ном случ<text:span text:style-name="T2">ае программа</text:span> считывает содержимое файла, проверяет целевой формат, <text:span text:style-name="T2">формирует параметры целевого формата если это необходимо (pdf). Программа о</text:span>тправляет запрос на fromGet.php, в котором содержится: содержимое файла, закодированное в Base64, целевой формат, название файла и параметры конвертации.</text:p>
      <text:p text:style-name="Standard"/>
      <text:p text:style-name="P12">Если в ответе будет содержаться ключи error или debug, то <text:span text:style-name="T3">программа</text:span> отправит ответ клиенту, <text:span text:style-name="T3">содержащий информации об ошибке.</text:span> <text:span text:style-name="T3">При отсутствии указанных</text:span> ключи, <text:span text:style-name="T3">программа</text:span> <text:span text:style-name="T3">получает закодированное в Base64</text:span> содержимое <text:span text:style-name="T3">файла, декатирует его и отправляет на скачивание.</text:span></text:p>
      <text:p text:style-name="Standard"/>
      <text:p text:style-name="Standard">Если во время отправки запроса, работы fromGet.php, перевода из Base64 в бинарный или скачивание файла - возникнет проблема, то появится оповещение об ошибке.</text:p>
      <text:p text:style-name="P10"/>
      <text:p text:style-name="P13">fromGet.php</text:p>
      <text:p text:style-name="P9"/>
      <text:p text:style-name="P10">Описание</text:p>
      <text:p text:style-name="P14">Данная программа конвертирует файл в другой файл с другим форматам.</text:p>
      <text:p text:style-name="P9"/>
      <text:p text:style-name="Standard"><text:span text:style-name="Основной_20_шрифт_20_абзаца"><text:span text:style-name="T4">Работа программы</text:span></text:span></text:p>
      <text:p text:style-name="Standard">Программа представляет собой последовательное набор действий по получению и обработке файлов и отправке результатов.</text:p>
      <text:p text:style-name="Standard"/>
      <text:p text:style-name="Standard">Программа получает запрос, в котором содержится: содержимое файла, закодированное в Base64, целевой формат, название файла и параметры конвертации. Проверяет наличие: <text:soft-page-break/>содержимого файла, целевого формата и названия файла. Перед конвертации создаются временный файл во временном каталоге, создаются путь для сконвертированного файла и подготавливает параметры для команды. После конвертации временный файл удаляется, и проверяется наличие сконвертированного файла. В конце программа отправляет ответ, в котором содержится: содержимое, закодированное в Base64, и название сконвертированного файла.</text:p>
      <text:p text:style-name="Standard"/>
      <text:p text:style-name="Standard">Если программа совершается ошибкой, то программа отправляется ответ, в котором содержится только ключ error с его содержимым.</text:p>
      <text:p text:style-name="Standard">Также если требуется проверка работоспособности, можно отправить ответ, в котором содержится только ключ debug с его содержимым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style:font-name-asian="Verdana" style:font-size-asian="12pt" style:language-asian="ja" style:country-asian="JP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Verdana" style:font-size-asian="12pt" style:language-asian="ja" style:country-asian="JP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Arial" fo:font-family="Arial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Гиперссылка" style:family="text" style:parent-style-name="Основной_20_шрифт_20_абзаца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meta:initial-creator>Anton Boyarshinov</meta:initial-creator>
    <meta:creation-date>2025-04-20T08:11:00Z</meta:creation-date>
    <dc:date>2025-04-21T15:53:49.963324911</dc:date>
    <meta:editing-cycles>14</meta:editing-cycles>
    <meta:editing-duration>PT5M18S</meta:editing-duration>
    <meta:document-statistic meta:table-count="0" meta:image-count="0" meta:object-count="0" meta:page-count="3" meta:paragraph-count="24" meta:word-count="402" meta:character-count="3043" meta:non-whitespace-character-count="2665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Normal.dotm"/>
  </office:meta>
</office:document-meta>
</file>